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Liberation Sans2" svg:font-family="'Liberation Sans'" style:font-pitch="variable" style:font-charset="x-symbol"/>
    <style:font-face style:name="StarSymbol" svg:font-family="Star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0066cc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svg:stroke-width="0.03cm" svg:stroke-color="#0066cc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3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691cm"/>
    </style:style>
    <style:style style:name="gr5" style:family="graphic" style:parent-style-name="objectwithoutfill">
      <style:graphic-properties svg:stroke-width="0.03cm" svg:stroke-color="#83caff" draw:marker-start-width="0.245cm" draw:marker-end-width="0.245cm" draw:fill="none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svg:stroke-width="0.03cm" svg:stroke-color="#83caff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7" style:family="graphic" style:parent-style-name="standard">
      <style:graphic-properties draw:stroke="none" svg:stroke-color="#000000" draw:fill="none" draw:fill-color="#ffffff" fo:min-height="10.6cm"/>
    </style:style>
    <style:style style:name="gr8" style:family="graphic" style:parent-style-name="standard">
      <style:graphic-properties svg:stroke-width="0.03cm" svg:stroke-color="#c5000b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9" style:family="graphic" style:parent-style-name="standard">
      <style:graphic-properties draw:stroke="none" svg:stroke-color="#ffffff" draw:fill="solid" draw:fill-color="#ffffff" draw:opacity="60%" draw:textarea-horizontal-align="justify" draw:textarea-vertical-align="middle" draw:auto-grow-height="false" draw:shadow-opacity="60%"/>
    </style:style>
    <style:style style:name="gr10" style:family="graphic" style:parent-style-name="standard">
      <style:graphic-properties svg:stroke-width="0.03cm" svg:stroke-color="#c5000b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66ff" fo:font-size="10pt" style:font-size-asian="10pt" style:font-size-complex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color="#3399ff" fo:font-size="10pt" style:font-size-asian="10pt" style:font-size-complex="10pt"/>
    </style:style>
    <style:style style:name="P5" style:family="paragraph">
      <style:paragraph-properties fo:text-align="center"/>
      <style:text-properties fo:color="#3399ff" fo:font-size="16pt" style:font-size-asian="16pt" style:font-size-complex="16pt"/>
    </style:style>
    <style:style style:name="P6" style:family="paragraph">
      <style:text-properties fo:color="#3399ff"/>
    </style:style>
    <style:style style:name="P7" style:family="paragraph">
      <style:text-properties style:font-name="DejaVu Sans Mono1" fo:font-size="8pt" style:font-size-asian="8pt" style:font-size-complex="8pt"/>
    </style:style>
    <style:style style:name="P8" style:family="paragraph">
      <style:paragraph-properties fo:text-align="center"/>
      <style:text-properties fo:color="#cc0000" fo:font-size="10pt" style:font-size-asian="10pt" style:font-size-complex="10pt"/>
    </style:style>
    <style:style style:name="T1" style:family="text">
      <style:text-properties fo:color="#0066ff" fo:font-size="10pt" style:font-size-asian="10pt" style:font-size-complex="10pt"/>
    </style:style>
    <style:style style:name="T2" style:family="text">
      <style:text-properties fo:color="#3399ff" fo:font-size="10pt" style:font-size-asian="10pt" style:font-size-complex="10pt"/>
    </style:style>
    <style:style style:name="T3" style:family="text">
      <style:text-properties fo:color="#3399ff" style:font-name="StarSymbol2" fo:font-size="16pt" style:font-name-asian="StarSymbol2" style:font-size-asian="16pt" style:font-name-complex="StarSymbol2" style:font-size-complex="16pt"/>
    </style:style>
    <style:style style:name="T4" style:family="text">
      <style:text-properties fo:color="#3399ff"/>
    </style:style>
    <style:style style:name="T5" style:family="text">
      <style:text-properties style:font-name="DejaVu Sans Mono1" fo:font-size="8pt" style:font-size-asian="8pt" style:font-size-complex="8pt"/>
    </style:style>
    <style:style style:name="T6" style:family="text">
      <style:text-properties fo:color="#cc000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9cm" svg:height="0.7cm" svg:x="4.008cm" svg:y="2.693cm">
          <text:p text:style-name="P1"><text:span text:style-name="T1">April 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9cm" svg:height="0.2cm" svg:x="4.008cm" svg:y="3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9cm" svg:height="1cm" svg:x="4.008cm" svg:y="3.693cm">
          <text:p text:style-name="P1"><text:span text:style-name="T2">Workshop</text:span></text:p>
          <text:p text:style-name="P1"><text:span text:style-name="T2">Not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draw:layer="layout" svg:width="0.6cm" svg:height="0.6cm" svg:x="5.708cm" svg:y="3.293cm">
          <text:p><text:span text:style-name="T3">✔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cm" svg:height="1cm" svg:x="12.908cm" svg:y="3.693cm">
          <text:p text:style-name="P1"><text:span text:style-name="T2">Author</text:span></text:p>
          <text:p text:style-name="P1"><text:span text:style-name="T2">Not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cm" svg:height="1cm" svg:x="15.908cm" svg:y="3.693cm">
          <text:p text:style-name="P1"><text:span text:style-name="T2">OCL 2015</text:span></text:p>
          <text:p text:style-name="P1"><text:span text:style-name="T2">Ottaw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2cm" svg:height="0.7cm" svg:x="12.908cm" svg:y="2.693cm">
          <text:p text:style-name="P1"><text:span text:style-name="T2">Aug. 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cm" svg:height="0.2cm" svg:x="12.908cm" svg:y="3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6" draw:layer="layout" svg:width="2cm" svg:height="0.962cm" svg:x="2.208cm" svg:y="2.593cm">
          <draw:text-box>
            <text:p><text:span text:style-name="T4">2015</text:span></text:p>
          </draw:text-box>
        </draw:frame>
        <draw:custom-shape draw:style-name="gr1" draw:text-style-name="P4" draw:layer="layout" svg:width="2cm" svg:height="0.7cm" svg:x="15.908cm" svg:y="2.693cm">
          <text:p text:style-name="P1"><text:span text:style-name="T2">Sept. 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cm" svg:height="0.2cm" svg:x="15.908cm" svg:y="3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ath draw:style-name="gr5" draw:text-style-name="P1" draw:layer="layout" svg:width="0.466cm" svg:height="0.309cm" draw:transform="skewX (0.148178453494319) rotate (0.539132205941048) translate (5.88734112080345cm 3.04087780209269cm)" svg:viewBox="0 0 467 310" svg:d="M0 54c78 42 78 42 116-43 39-86-76 386 40 128 115-257 1 215 78 43s39 129 78 43c38-86 77 43 77 43l78 42">
            <text:p/>
          </draw:path>
          <draw:custom-shape draw:style-name="gr6" draw:text-style-name="P1" draw:layer="layout" svg:width="0.4cm" svg:height="0.5cm" draw:transform="rotate (-1.5707963267949) translate (6.908cm 2.89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path draw:style-name="gr5" draw:text-style-name="P1" draw:layer="layout" svg:width="0.466cm" svg:height="0.309cm" draw:transform="skewX (0.148178453494319) rotate (0.539132205941048) translate (8.88834112080345cm 3.04087780209269cm)" svg:viewBox="0 0 467 310" svg:d="M0 54c78 42 78 42 116-43 39-86-76 386 40 128 115-257 1 215 78 43s39 129 78 43c38-86 77 43 77 43l78 42">
            <text:p/>
          </draw:path>
          <draw:custom-shape draw:style-name="gr6" draw:text-style-name="P1" draw:layer="layout" svg:width="0.4cm" svg:height="0.5cm" draw:transform="rotate (-1.5707963267949) translate (9.909cm 2.89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path draw:style-name="gr5" draw:text-style-name="P1" draw:layer="layout" svg:width="0.466cm" svg:height="0.309cm" draw:transform="skewX (0.148178453494319) rotate (0.539132205941048) translate (11.8873411208035cm 3.04087780209269cm)" svg:viewBox="0 0 467 310" svg:d="M0 54c78 42 78 42 116-43 39-86-76 386 40 128 115-257 1 215 78 43s39 129 78 43c38-86 77 43 77 43l78 42">
            <text:p/>
          </draw:path>
          <draw:custom-shape draw:style-name="gr6" draw:text-style-name="P1" draw:layer="layout" svg:width="0.4cm" svg:height="0.5cm" draw:transform="rotate (-1.5707963267949) translate (12.908cm 2.89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path draw:style-name="gr5" draw:text-style-name="P1" draw:layer="layout" svg:width="0.466cm" svg:height="0.309cm" draw:transform="skewX (0.148178453494319) rotate (0.539132205941048) translate (14.8863411208035cm 3.04087780209269cm)" svg:viewBox="0 0 467 310" svg:d="M0 54c78 42 78 42 116-43 39-86-76 386 40 128 115-257 1 215 78 43s39 129 78 43c38-86 77 43 77 43l78 42">
            <text:p/>
          </draw:path>
          <draw:custom-shape draw:style-name="gr6" draw:text-style-name="P1" draw:layer="layout" svg:width="0.4cm" svg:height="0.5cm" draw:transform="rotate (-1.5707963267949) translate (15.907cm 2.89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" draw:text-style-name="P7" draw:layer="layout" svg:width="14.1cm" svg:height="12.646cm" svg:x="-14.392cm" svg:y="0.116cm">
          <draw:text-box>
            <text:p><text:span text:style-name="T5">(*****************************************************************************</text:span></text:p>
            <text:p><text:span text:style-name="T5"><text:s/></text:span><text:span text:style-name="T5">* OCL 2015</text:span></text:p>
            <text:p><text:span text:style-name="T5"><text:s/></text:span><text:span text:style-name="T5">*</text:span></text:p>
            <text:p><text:span text:style-name="T5"><text:s/></text:span><text:span text:style-name="T5">* Copyright (c) 2013-2015 Université Paris-Sud, France</text:span></text:p>
            <text:p><text:span text:style-name="T5"><text:s/></text:span><text:span text:style-name="T5">* <text:s text:c="14"/>2013-2015 IRT SystemX, France</text:span></text:p>
            <text:p><text:span text:style-name="T5"><text:s/></text:span><text:span text:style-name="T5">*</text:span></text:p>
            <text:p><text:span text:style-name="T5"><text:s/></text:span><text:span text:style-name="T5">* All rights reserved.</text:span></text:p>
            <text:p><text:span text:style-name="T5"><text:s/></text:span><text:span text:style-name="T5">*</text:span></text:p>
            <text:p><text:span text:style-name="T5"><text:s/></text:span><text:span text:style-name="T5">* Redistribution and use in source and binary forms, with or without</text:span></text:p>
            <text:p><text:span text:style-name="T5"><text:s/></text:span><text:span text:style-name="T5">* modification, are permitted provided that the following conditions are</text:span></text:p>
            <text:p><text:span text:style-name="T5"><text:s/></text:span><text:span text:style-name="T5">* met:</text:span></text:p>
            <text:p><text:span text:style-name="T5"><text:s/></text:span><text:span text:style-name="T5">*</text:span></text:p>
            <text:p><text:span text:style-name="T5"><text:s/></text:span><text:span text:style-name="T5">* <text:s text:c="4"/>* Redistributions of source code must retain the above copyright</text:span></text:p>
            <text:p><text:span text:style-name="T5"><text:s/></text:span><text:span text:style-name="T5">* <text:s text:c="6"/>notice, this list of conditions and the following disclaimer.</text:span></text:p>
            <text:p><text:span text:style-name="T5"><text:s/></text:span><text:span text:style-name="T5">*</text:span></text:p>
            <text:p><text:span text:style-name="T5"><text:s/></text:span><text:span text:style-name="T5">* <text:s text:c="4"/>* Redistributions in binary form must reproduce the above</text:span></text:p>
            <text:p><text:span text:style-name="T5"><text:s/></text:span><text:span text:style-name="T5">* <text:s text:c="6"/>copyright notice, this list of conditions and the following</text:span></text:p>
            <text:p><text:span text:style-name="T5"><text:s/></text:span><text:span text:style-name="T5">* <text:s text:c="6"/>disclaimer in the documentation and/or other materials provided</text:span></text:p>
            <text:p><text:span text:style-name="T5"><text:s/></text:span><text:span text:style-name="T5">* <text:s text:c="6"/>with the distribution.</text:span></text:p>
            <text:p><text:span text:style-name="T5"><text:s/></text:span><text:span text:style-name="T5">*</text:span></text:p>
            <text:p><text:span text:style-name="T5"><text:s/></text:span><text:span text:style-name="T5">* <text:s text:c="4"/>* Neither the name of the copyright holders nor the names of its</text:span></text:p>
            <text:p><text:span text:style-name="T5"><text:s/></text:span><text:span text:style-name="T5">* <text:s text:c="6"/>contributors may be used to endorse or promote products derived</text:span></text:p>
            <text:p><text:span text:style-name="T5"><text:s/></text:span><text:span text:style-name="T5">* <text:s text:c="6"/>from this software without specific prior written permission.</text:span></text:p>
            <text:p><text:span text:style-name="T5"><text:s/></text:span><text:span text:style-name="T5">*</text:span></text:p>
            <text:p><text:span text:style-name="T5"><text:s/></text:span><text:span text:style-name="T5">* THIS SOFTWARE IS PROVIDED BY THE COPYRIGHT HOLDERS AND CONTRIBUTORS</text:span></text:p>
            <text:p><text:span text:style-name="T5"><text:s/></text:span><text:span text:style-name="T5">* "AS IS" AND ANY EXPRESS OR IMPLIED WARRANTIES, INCLUDING, BUT NOT</text:span></text:p>
            <text:p><text:span text:style-name="T5"><text:s/></text:span><text:span text:style-name="T5">* LIMITED TO, THE IMPLIED WARRANTIES OF MERCHANTABILITY AND FITNESS FOR</text:span></text:p>
            <text:p><text:span text:style-name="T5"><text:s/></text:span><text:span text:style-name="T5">* A PARTICULAR PURPOSE ARE DISCLAIMED. IN NO EVENT SHALL THE COPYRIGHT</text:span></text:p>
            <text:p><text:span text:style-name="T5"><text:s/></text:span><text:span text:style-name="T5">* OWNER OR CONTRIBUTORS BE LIABLE FOR ANY DIRECT, INDIRECT, INCIDENTAL,</text:span></text:p>
            <text:p><text:span text:style-name="T5"><text:s/></text:span><text:span text:style-name="T5">* SPECIAL, EXEMPLARY, OR CONSEQUENTIAL DAMAGES (INCLUDING, BUT NOT</text:span></text:p>
            <text:p><text:span text:style-name="T5"><text:s/></text:span><text:span text:style-name="T5">* LIMITED TO, PROCUREMENT OF SUBSTITUTE GOODS OR SERVICES; LOSS OF USE,</text:span></text:p>
            <text:p><text:span text:style-name="T5"><text:s/></text:span><text:span text:style-name="T5">* DATA, OR PROFITS; OR BUSINESS INTERRUPTION) HOWEVER CAUSED AND ON ANY</text:span></text:p>
            <text:p><text:span text:style-name="T5"><text:s/></text:span><text:span text:style-name="T5">* THEORY OF LIABILITY, WHETHER IN CONTRACT, STRICT LIABILITY, OR TORT</text:span></text:p>
            <text:p><text:span text:style-name="T5"><text:s/></text:span><text:span text:style-name="T5">* (INCLUDING NEGLIGENCE OR OTHERWISE) ARISING IN ANY WAY OUT OF THE USE</text:span></text:p>
            <text:p><text:span text:style-name="T5"><text:s/></text:span><text:span text:style-name="T5">* OF THIS SOFTWARE, EVEN IF ADVISED OF THE POSSIBILITY OF SUCH DAMAGE.</text:span></text:p>
            <text:p><text:span text:style-name="T5"><text:s/></text:span><text:span text:style-name="T5">******************************************************************************)</text:span></text:p>
            <text:p><text:span text:style-name="T5"/></text:p>
          </draw:text-box>
        </draw:frame>
        <draw:custom-shape draw:style-name="gr3" draw:text-style-name="P8" draw:layer="layout" svg:width="2cm" svg:height="1cm" svg:x="6.908cm" svg:y="-1.314cm">
          <text:p text:style-name="P1"><text:span text:style-name="T6">_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2cm" svg:height="0.7cm" svg:x="6.908cm" svg:y="-2.3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2cm" svg:height="0.2cm" svg:x="6.908cm" svg:y="-1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cm" svg:height="1cm" svg:x="9.908cm" svg:y="-1.314cm">
          <text:p text:style-name="P1"><text:span text:style-name="T2">_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cm" svg:height="0.7cm" svg:x="9.908cm" svg:y="-2.3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cm" svg:height="0.2cm" svg:x="9.908cm" svg:y="-1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cm" svg:height="1cm" svg:x="6.908cm" svg:y="3.679cm">
          <text:p text:style-name="P1"><text:span text:style-name="T2">MoDELS</text:span></text:p>
          <text:p text:style-name="P1"><text:span text:style-name="T2">Announc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2cm" svg:height="0.7cm" svg:x="6.908cm" svg:y="2.679cm">
          <text:p text:style-name="P1"><text:span text:style-name="T2">April 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cm" svg:height="0.2cm" svg:x="6.908cm" svg:y="3.3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draw:layer="layout" svg:width="0.6cm" svg:height="0.6cm" svg:x="11.709cm" svg:y="-1.706cm">
          <text:p><text:span text:style-name="T3">✔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0.6cm" svg:height="0.6cm" svg:x="8.709cm" svg:y="3.294cm">
          <text:p><text:span text:style-name="T3">✔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6.5cm" svg:height="2.2cm" svg:x="3.908cm" svg:y="2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2cm" svg:height="1cm" svg:x="9.908cm" svg:y="3.679cm">
          <text:p text:style-name="P1"><text:span text:style-name="T6">Paper</text:span></text:p>
          <text:p text:style-name="P1"><text:span text:style-name="T6">Submis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2cm" svg:height="0.7cm" svg:x="9.908cm" svg:y="2.679cm">
          <text:p text:style-name="P1"><text:span text:style-name="T6">July 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2cm" svg:height="0.2cm" svg:x="9.908cm" svg:y="3.379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Liberation Sans2" svg:font-family="'Liberation Sans'" style:font-pitch="variable" style:font-charset="x-symbol"/>
    <style:font-face style:name="StarSymbol" svg:font-family="Star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6T12:31:15.750573857</meta:creation-date>
    <meta:generator>LibreOffice/4.2.8.2$Linux_X86_64 LibreOffice_project/420m0$Build-2</meta:generator>
    <meta:editing-cycles>1</meta:editing-cycles>
    <meta:editing-duration>P0D</meta:editing-duration>
    <meta:document-statistic meta:object-count="39"/>
  </office:meta>
</office:document-meta>
</file>